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00%"/>
    </style:style>
    <style:style style:name="P6"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7"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8"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9"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10"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3"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4"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in" fo:margin-bottom="0.0783in"/>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Standard" style:list-style-name="L3">
      <style:paragraph-properties fo:text-align="start" style:justify-single-word="false"/>
    </style:style>
    <style:style style:name="P19" style:family="paragraph" style:parent-style-name="Standard" style:list-style-name="L4">
      <style:paragraph-properties fo:text-align="start" style:justify-single-word="false"/>
    </style:style>
    <style:style style:name="P20" style:family="paragraph" style:parent-style-name="Standard" style:list-style-name="L6">
      <style:paragraph-properties fo:text-align="start" style:justify-single-word="false"/>
    </style:style>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24"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25" style:family="paragraph" style:parent-style-name="Standard" style:list-style-name="L4">
      <style:paragraph-properties fo:margin-top="0in" fo:margin-bottom="0.0783in" fo:text-align="start" style:justify-single-word="false"/>
    </style:style>
    <style:style style:name="P26" style:family="paragraph" style:parent-style-name="Standard" style:list-style-name="L5">
      <style:paragraph-properties fo:margin-top="0in" fo:margin-bottom="0.0783in" fo:text-align="start" style:justify-single-word="false"/>
    </style:style>
    <style:style style:name="P27" style:family="paragraph" style:parent-style-name="Standard" style:list-style-name="L5">
      <style:paragraph-properties fo:margin-top="0in" fo:margin-bottom="0.0783in"/>
    </style:style>
    <style:style style:name="P28" style:family="paragraph" style:parent-style-name="Standard" style:list-style-name="L5">
      <style:paragraph-properties fo:margin-top="0in" fo:margin-bottom="0.0783in" fo:line-height="100%" fo:text-align="start" style:justify-single-word="false"/>
    </style:style>
    <style:style style:name="P29" style:family="paragraph" style:parent-style-name="Text_20_body" style:list-style-name="L2"/>
    <style:style style:name="P30" style:family="paragraph" style:parent-style-name="Text_20_body" style:list-style-name="Ordered_20_List"/>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Text_20_body_20_indent" style:list-style-name="Ordered_20_List"/>
    <style:style style:name="P34" style:family="paragraph" style:parent-style-name="Text_20_body_20_indent" style:list-style-name="L1"/>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language-asian="zh" style:country-asian="TW" style:font-style-asian="italic" style:font-weight-asian="bold" style:font-style-complex="italic" style:font-weight-complex="bold"/>
    </style:style>
    <style:style style:name="T5" style:family="text">
      <style:text-properties text:display="none"/>
    </style:style>
    <style:style style:name="T6" style:family="text">
      <style:text-properties text:display="true"/>
    </style:style>
    <style:style style:name="T7" style:family="text">
      <style:text-properties style:language-asian="zh" style:country-asian="TW"/>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5" text:anchor-type="paragraph" svg:x="0.05in" svg:y="0.0728in" svg:width="2.4272in" svg:height="0.8335in" draw:z-index="18"><draw:image xlink:href="../images/2000009A000011C5000007882B1A34C6.jpg" xlink:type="simple" xlink:show="embed" xlink:actuate="onLoad"/></draw:frame></text:p>
      <text:p text:style-name="P8">SIMPLY RICH</text:p>
      <text:p text:style-name="P2">ZK<text:span text:style-name="T1">TM</text:span></text:p>
      <text:p text:style-name="P1"/>
      <text:p text:style-name="Document_20_Title">The Quick Start Guide</text:p>
      <text:p text:style-name="Document_20_SubTitle">Version 3.6</text:p>
      <text:p text:style-name="P7"/>
      <text:p text:style-name="P10">February 2009</text:p>
      <text:p text:style-name="P11">Potix Corporation</text:p>
      <text:p text:style-name="P3"/>
      <text:p text:style-name="P12"/>
      <text:p text:style-name="P13"/>
      <text:p text:style-name="P14">Copyright © Potix Corporation. All rights reserved.</text:p>
      <text:p text:style-name="P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Potix Corporation reserves the right to make changes in the product design without reservation and without notification to its users.</text:p>
      <text:p text:style-name="P6">The Potix logo and ZK are trademarks of Potix Corporation.</text:p>
      <text:p text:style-name="P6">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Before You Start<text:tab/>5</text:p>
          <text:p text:style-name="P17">New to the Servlet Container (aka., Java Web Server)<text:tab/>5</text:p>
          <text:p text:style-name="P17">New to Java Language<text:tab/>5</text:p>
          <text:p text:style-name="P16">1. Creating an Application from Scratch<text:tab/>6</text:p>
          <text:p text:style-name="P17">1. Environment Setup<text:tab/>6</text:p>
          <text:p text:style-name="P17">2. Step by Step Tutorial<text:tab/>9</text:p>
          <text:p text:style-name="P16">2. Creating an Application from Scratch (with IDE)<text:tab/>12</text:p>
          <text:p text:style-name="P17">Installing Eclipse IDE<text:tab/>12</text:p>
          <text:p text:style-name="P17">Installing ZK Studio<text:tab/>12</text:p>
          <text:p text:style-name="P17">Setup and Configure ZK Library<text:tab/>13</text:p>
          <text:p text:style-name="P17">Create a New Dynamic Web Project<text:tab/>16</text:p>
          <text:p text:style-name="P16">3. Running A Sample Application<text:tab/>24</text:p>
          <text:p text:style-name="P17">No Installation Required<text:tab/>24</text:p>
          <text:p text:style-name="P17">Installing Sample Application on Your Computer<text:tab/>24</text:p>
          <text:p text:style-name="P16">Appendix A. The Content of Binary Distribution<text:tab/>25</text:p>
          <text:p text:style-name="P17">/doc<text:tab/>25</text:p>
          <text:p text:style-name="P17">/dist/lib<text:tab/>25</text:p>
          <text:p text:style-name="P17">/dist/lib/zkforge<text:tab/>25</text:p>
          <text:p text:style-name="P17">/dist/lib/ext<text:tab/>26</text:p>
          <text:p text:style-name="P17">/dist/src<text:tab/>28</text:p>
          <text:p text:style-name="P17">/dist/xsd<text:tab/>28</text:p>
          <text:p text:style-name="P17">/dist/WEB-INF<text:tab/>28</text:p>
          <text:p text:style-name="P16">Appendix B. The Content of Demo Distribution<text:tab/>29</text:p>
          <text:p text:style-name="P17">/<text:tab/>29</text:p>
          <text:p text:style-name="P17">/zkdemo<text:tab/>29</text:p>
          <text:p text:style-name="P17"><text:soft-page-break/>/MyApp<text:tab/>29</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7">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9253674"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9270799" text:continue-numbering="true" text:style-name="Ordered_20_List">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9253162" text:continue-list="list39270799"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2">8080</text:span>.</text:p>
      <text:p text:style-name="Heading_20_3"><text:soft-page-break/>Running Application Server</text:p>
      <text:p text:style-name="Text_20_body_20_indent">Here are the steps to see if Tomcat has been successfully installed</text:p>
      <text:list xml:id="list39248817"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4.3327in" svg:height="4.1346in" draw:z-index="14"><draw:image xlink:href="../images/tomcat.png" xlink:type="simple" xlink:show="embed" xlink:actuate="onLoad"/></draw:frame></text:p>
        </text:list-item>
        <text:list-item>
          <text:p text:style-name="P34">Open a Web browser and type in the following URL:</text:p>
        </text:list-item>
      </text:list>
      <text:p text:style-name="Text_20_body_20_indent"><draw:frame draw:style-name="fr3" draw:name="graphics18" text:anchor-type="paragraph" svg:width="6.2992in" svg:height="5.3299in" draw:z-index="15"><draw:image xlink:href="../images/tomcat2.png" xlink:type="simple" xlink:show="embed" xlink:actuate="onLoad"/></draw:frame><text:soft-page-break/></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text:soft-page-break/>2. Step by Step Tutorial</text:h>
      <text:list xml:id="list39266370" text:style-name="L2">
        <text:list-item>
          <text:p text:style-name="P29">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xml:id="list39277360" text:continue-numbering="true" text:style-name="L2">
        <text:list-item>
          <text:p text:style-name="P29">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xml:id="list39255152" text:continue-numbering="true" text:style-name="L2">
        <text:list-item>
          <text:p text:style-name="P29">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text:soft-page-break/>&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xml:id="list39261659" text:continue-numbering="true" text:style-name="L2">
        <text:list-item>
          <text:p text:style-name="P29">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xml:id="list39264210" text:continue-numbering="true" text:style-name="L2">
        <text:list-item>
          <text:p text:style-name="P29">Activates Tomcat Server</text:p>
        </text:list-item>
      </text:list>
      <text:p text:style-name="Text_20_body_20_indent">Use Tomcat Monitor to activates the Server.</text:p>
      <text:p text:style-name="Text_20_body_20_indent"><draw:frame draw:style-name="fr3" draw:name="graphics19" text:anchor-type="paragraph" svg:width="4.3327in" svg:height="4.1346in" draw:z-index="16"><draw:image xlink:href="../images/tomcat.png" xlink:type="simple" xlink:show="embed" xlink:actuate="onLoad"/></draw:frame><text:soft-page-break/></text:p>
      <text:list xml:id="list39255622" text:continue-numbering="true" text:style-name="L2">
        <text:list-item>
          <text:p text:style-name="P29">Browse the Application</text:p>
          <text:p text:style-name="P29">Browse to http://localhost:8080/myZK/. </text:p>
        </text:list-item>
      </text:list>
      <text:p text:style-name="Text_20_body"><draw:frame draw:style-name="fr2" draw:name="graphics20" text:anchor-type="paragraph" svg:width="2.1563in" svg:height="0.5937in" draw:z-index="17"><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9268628" text:continue-list="list39253162" text:style-name="Ordered_20_List">
        <text:list-item text:start-value="1">
          <text:p text:style-name="P30">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9265436" text:continue-list="list39268628" text:style-name="Ordered_20_List">
        <text:list-item text:start-value="1">
          <text:p text:style-name="P30">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7">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text:soft-page-break/>Setup and Configure ZK Library</text:h>
      <text:p text:style-name="Heading_20_3">Download ZK Library:</text:p>
      <text:p text:style-name="Standard">You have to download the ZK binary distribution in order to run or develop the ZK Web Application, please download the last one in "<text:span text:style-name="T3">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xml:id="list39246997" text:style-name="L3">
        <text:list-item>
          <text:p text:style-name="P23">Start the Eclipse which already has ZK Studio installed.</text:p>
        </text:list-item>
        <text:list-item>
          <text:p text:style-name="P23">Click <text:span text:style-name="T2">[Window]/[Preferences]</text:span> in Eclipse main menu.</text:p>
        </text:list-item>
        <text:list-item>
          <text:p text:style-name="P23">On the Preferences Window, select <text:span text:style-name="T2">ZK/ZK Packages</text:span>.</text:p>
        </text:list-item>
        <text:list-item>
          <text:p text:style-name="P23">On the right panel of the ZK Packages preference page in Preferences Window, select <text:span text:style-name="T2">Add Directory</text:span> if you have extract the ZK Library zip file, point the location to the extracted file folder, then click OK; Otherwise select <text:span text:style-name="T2">Add File</text:span> if you didn't had extract the zip file, then select the ZK Package zip file.<text:line-break/><text:soft-page-break/><draw:frame draw:style-name="fr4" draw:name="graphics2" text:anchor-type="as-char" svg:width="6.2555in" svg:height="5.6252in" draw:z-index="0"><draw:image xlink:href="../images/import_ZK-1.png" xlink:type="simple" xlink:show="embed" xlink:actuate="onLoad"/></draw:frame></text:p>
        </text:list-item>
        <text:list-item>
          <text:p text:style-name="P24">It will popup a confirm window, click OK.<text:line-break/><draw:frame draw:style-name="fr4" draw:name="graphics3" text:anchor-type="as-char" svg:width="4.1453in" svg:height="1.7598in" draw:z-index="1"><draw:image xlink:href="../images/import_ZK-3.png" xlink:type="simple" xlink:show="embed" xlink:actuate="onLoad"/></draw:frame></text:p>
        </text:list-item>
        <text:list-item>
          <text:p text:style-name="P24">Type the alias name as you like for this imported package on next window, click OK.<text:line-break/><draw:frame draw:style-name="fr4" draw:name="graphics4" text:anchor-type="as-char" svg:width="5.0827in" svg:height="2.0307in" draw:z-index="2"><draw:image xlink:href="../images/import_ZK-4.png" xlink:type="simple" xlink:show="embed" xlink:actuate="onLoad"/></draw:frame></text:p>
        </text:list-item>
        <text:list-item>
          <text:p text:style-name="P18"><text:soft-page-break/>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2" draw:name="graphics61" text:anchor-type="paragraph" svg:width="6.6925in" svg:height="5.1071in" draw:z-index="12"><draw:image xlink:href="../images/GlobalPreference_ZKPackages.png" xlink:type="simple" xlink:show="embed" xlink:actuate="onLoad"/></draw:frame>You can remove unwanted ZK package in ZK Packages preferences page in Preferences Window by select the row in ZK Package then click <text:span text:style-name="T2">Remove</text:span>.</text:p>
      <text:h text:style-name="P32" text:outline-level="2">Create a New Dynamic Web Project</text:h>
      <text:list xml:id="list39244109" text:style-name="L4">
        <text:list-item>
          <text:p text:style-name="P25">Click <text:span text:style-name="T2">[File]/[New]/[Dynamic Web Project]</text:span> in Eclipse main menu</text:p>
        </text:list-item>
        <text:list-item>
          <text:p text:style-name="P25">Type the project name, click "<text:span text:style-name="T2">Modify...</text:span>" in the Configuration Column<text:line-break/><draw:frame draw:style-name="fr4" draw:name="graphics8" text:anchor-type="as-char" svg:width="5.55in" svg:height="6.0354in" draw:z-index="3"><draw:image xlink:href="../images/CreateZKProject_34-1.png" xlink:type="simple" xlink:show="embed" xlink:actuate="onLoad"/></draw:frame></text:p>
        </text:list-item>
        <text:list-item>
          <text:p text:style-name="P19">On the left side of pop-up Project Facets Window, select <text:span text:style-name="T2">ZK Supports</text:span>, then Click <text:span text:style-name="T2">OK</text:span>.<text:line-break/><text:soft-page-break/><draw:frame draw:style-name="fr5" draw:name="graphics9" text:anchor-type="as-char" svg:y="-4.6252in" svg:width="6.102in" svg:height="4.698in" draw:z-index="4"><draw:image xlink:href="../images/CreateZKProject_34-2.png" xlink:type="simple" xlink:show="embed" xlink:actuate="onLoad"/></draw:frame></text:p>
        </text:list-item>
        <text:list-item>
          <text:p text:style-name="P25">Click <text:span text:style-name="T2">Next</text:span></text:p>
        </text:list-item>
        <text:list-item>
          <text:p text:style-name="P25">If you don't want to modify the default directory of Context Root, Content Directory, Java Source Directory, just click <text:span text:style-name="T2">Next</text:span>.</text:p>
        </text:list-item>
        <text:list-item>
          <text:p text:style-name="P25">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5"><draw:image xlink:href="../images/CreateZKProject_33-3.png" xlink:type="simple" xlink:show="embed" xlink:actuate="onLoad"/></draw:frame><text:line-break/><text:span text:style-name="T5">You can select other ZK packages installed in Eclipse by click the combo box.</text:span></text:p>
        </text:list-item>
        <text:list-item>
          <text:p text:style-name="P25">Click <text:span text:style-name="T2">Finish</text:span>, the New Project Wizard will setup a Dynamic Web Project ready for development.</text:p>
        </text:list-item>
      </text:list>
      <text:p text:style-name="P5"><text:span text:style-name="T2">Tips:</text:span><text:line-break/>You can see a ZK mar<text:span text:style-name="T7">k</text:span> on the pro<text:span text:style-name="T7">ject's right top icon to indicate that this project is support ZK:<text:line-break/></text:span><text:soft-page-break/><text:span text:style-name="T7"><draw:frame draw:style-name="fr4" draw:name="graphics17" text:anchor-type="as-char" svg:width="5.6252in" svg:height="4.75in" draw:z-index="6"><draw:image xlink:href="../images/hasZKLibrary.png" xlink:type="simple" xlink:show="embed" xlink:actuate="onLoad"/></draw:frame></text:span></text:p>
      <text:p text:style-name="Heading_20_3">Create New ZUL File</text:p>
      <text:p text:style-name="Heading_20_4">Using New File Command</text:p>
      <text:p text:style-name="P4">You can create new ZUL file via <text:span text:style-name="T2">[File]/[New]/[File]</text:span> command in Eclipse main menu.<text:line-break/><text:soft-page-break/><draw:frame draw:style-name="fr7" draw:name="graphics11" text:anchor-type="as-char" svg:y="-1.7299in" svg:width="6.6134in" svg:height="3.1035in" draw:z-index="7"><draw:image xlink:href="../images/NewZULFileMethod1-1.png" xlink:type="simple" xlink:show="embed" xlink:actuate="onLoad"/></draw:frame></text:p>
      <text:p text:style-name="P4">But you have to input the "<text:span text:style-name="T2">.zul</text:span>" extension for that file yourself, and the newly create zul file will be <text:s/>empty content without any template code inside.<draw:frame draw:style-name="fr8" draw:name="graphics12" text:anchor-type="char" svg:x="0.6118in" svg:y="0.3937in" svg:width="5.4681in" svg:height="6.2283in" draw:z-index="13"><draw:image xlink:href="../images/NewZULFileMethod1-2.png" xlink:type="simple" xlink:show="embed" xlink:actuate="onLoad"/></draw:frame></text:p>
      <text:p text:style-name="Heading_20_4"><text:soft-page-break/>Using New ZUL File Wizard</text:p>
      <text:list xml:id="list39270173" text:style-name="L5">
        <text:list-item>
          <text:p text:style-name="P27">There are two ways to open New ZUL File Wizard:</text:p>
          <text:list>
            <text:list-item>
              <text:p text:style-name="P28">Right click on the opened project which has been created as Dynamic Web Project in "Project Explorer" view or "Package Explorer" view, select <text:span text:style-name="T2">[New]/[ZUL]</text:span>.<text:line-break/><draw:frame draw:style-name="fr4" draw:name="graphics13" text:anchor-type="as-char" svg:width="5.8311in" svg:height="3.7909in" draw:z-index="8"><draw:image xlink:href="../images/NewZULFileRightClick.png" xlink:type="simple" xlink:show="embed" xlink:actuate="onLoad"/></draw:frame></text:p>
            </text:list-item>
            <text:list-item>
              <text:p text:style-name="P28">Click <text:span text:style-name="T2">[File]/[New]/[ZUL]</text:span> in Eclipse main menu when you select an opened project which has been created as Dynamic Web Project.<text:line-break/><text:span text:style-name="T6"><draw:frame draw:style-name="fr4" draw:name="graphics14" text:anchor-type="as-char" svg:width="5.9783in" svg:height="3.4264in" draw:z-index="9"><draw:image xlink:href="../images/NewZULFileMainMenu.png" xlink:type="simple" xlink:show="embed" xlink:actuate="onLoad"/></draw:frame></text:span></text:p>
            </text:list-item>
          </text:list>
        </text:list-item>
        <text:list-item>
          <text:p text:style-name="P26">Type the file name you want in <text:span text:style-name="T2">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2">Finish</text:span>.<text:line-break/><text:soft-page-break/><draw:frame draw:style-name="fr4" draw:name="graphics15" text:anchor-type="as-char" svg:width="5.9256in" svg:height="4.4472in" draw:z-index="10"><draw:image xlink:href="../images/NewZULFileWizard1.png" xlink:type="simple" xlink:show="embed" xlink:actuate="onLoad"/></draw:frame></text:p>
        </text:list-item>
        <text:list-item>
          <text:p text:style-name="P21">The newly created ZUL File will be opened in ZUL Editor.</text:p>
        </text:list-item>
      </text:list>
      <text:p text:style-name="Heading_20_3"><text:bookmark-start text:name="Running the ZUL File"/>Running the ZUL File<text:bookmark-end text:name="Running the ZUL File"/></text:p>
      <text:p text:style-name="P15">To run the ZUL File (that is, to run a ZK Web application in Eclipse), follow the instructions:</text:p>
      <text:list xml:id="list39259906" text:style-name="L6">
        <text:list-item>
          <text:p text:style-name="P22">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2">Server/Runtime Environments</text:span> preference page in Eclipse's Preference Window.<text:line-break/><text:soft-page-break/><draw:frame draw:style-name="fr7" draw:name="graphics16" text:anchor-type="as-char" svg:y="0in" svg:width="6.0291in" svg:height="4.802in" draw:z-index="11"><draw:image xlink:href="../images/ServerRuntimePreference1.png" xlink:type="simple" xlink:show="embed" xlink:actuate="onLoad"/></draw:frame><text:line-break/>Please refer to the "<text:span text:style-name="T2">Choose a Server Runtime Environment</text:span>" section in the "<text:span text:style-name="T3">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7">Or you can refer "</text:span><text:span text:style-name="T4">2.Define a Server Runtime</text:span><text:span text:style-name="T8">"</text:span><text:span text:style-name="T7"> in this smalltalk:<text:line-break/></text:span><text:a xlink:type="simple" xlink:href="http://www.zkoss.org/smalltalks/eclipse/ek.html">http://www.zkoss.org/smalltalks/eclipse/ek.html</text:a></text:p>
        </text:list-item>
        <text:list-item>
          <text:p text:style-name="P20">Create a Server instance in Eclipse's Servers View:<text:line-break/>Please follow the "<text:span text:style-name="T2">Create a Server</text:span>" section in the "<text:span text:style-name="T3">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7">or refer "</text:span><text:span text:style-name="T4">3.Define a Server Instance</text:span><text:span text:style-name="T7">" in </text:span><text:a xlink:type="simple" xlink:href="http://www.zkoss.org/smalltalks/eclipse/ek.html">http://www.zkoss.org/smalltalks/eclipse/ek.html</text:a><text:span text:style-name="T7"> </text:span>to create a runnable server in Eclipse.</text:p>
        </text:list-item>
        <text:list-item>
          <text:p text:style-name="P22">Start server, view result:<text:line-break/>Please refer to the "<text:span text:style-name="T2">Start the Server</text:span>", "<text:span text:style-name="T2">Running the Application</text:span>" and "<text:span text:style-name="T2">Running the Application</text:span>" sections section in the "<text:span text:style-name="T3">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9256821" text:continue-list="list39265436" text:style-name="Ordered_20_List">
        <text:list-item text:start-value="1">
          <text:p text:style-name="P30">Download zk-demo-3.6.1.zip from <text:a xlink:type="simple" xlink:href="http://sourceforge.net/project/showfiles.php?group_id=152762&amp;package_id=169309">here (sourceforge.net)</text:a>.</text:p>
          <text:p text:style-name="P30">http://downloads.sourceforge.net/zk1/zk-demo-3.6.1.zip</text:p>
        </text:list-item>
        <text:list-item>
          <text:p text:style-name="P30">Unzip zk-demo-3.6.1.zip, and Copy zkdemo.war to the $TOMCAT_HOME\webapps directory</text:p>
        </text:list-item>
        <text:list-item>
          <text:p text:style-name="P30">Execute $TOMCAT_HOME\bin\tomcat5w.exe, and clicks Start button to activate your Web Server.</text:p>
        </text:list-item>
        <text:list-item>
          <text:p text:style-name="P30">Open your browser to visit <text:a xlink:type="simple" xlink:href="http://localhost:8080/zkdemo-all/userguide">http://localhost:8080/zkdemo/userguide</text:a>. </text:p>
          <text:p text:style-name="P30">The port number depends on how you installed your Web or application servers. Some application servers deploy only the EAR file. That is, you have to deploy zkdemos.ear instead.</text:p>
        </text:list-item>
      </text:list>
      <text:h text:style-name="P31" text:outline-level="1">Appendix A. The Content of Binary Distribution</text:h>
      <text:p text:style-name="Text_20_body">This chapter describes the content of zk-bin-3.6.1.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1_1</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8</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1.2_1</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standard edition]</text:p>
          </table:table-cell>
        </table:table-row>
        <table:table-row>
          <table:table-cell office:value-type="string">
            <text:p text:style-name="Table_20_Contents">jasperreports.jaritext.jarjxl.jarpoi.jarcommons-collections.jar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standard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soft-page-break/>(<text:a xlink:type="simple" xlink:href="http://www.mozilla.org/rhino/">Rhino</text:a>).</text:p>
            <text:p text:style-name="Table_20_Contents">Version: Rhino 1.7R1</text:p>
            <text:p text:style-name="Table_20_Contents">[not available in the standard and professional edition]</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5.6 (groovy-all)</text:p>
            <text:p text:style-name="Table_20_Contents">[not available in the standard and professional edition]</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ext:p text:style-name="Table_20_Contents">[not available in the standard and professional edition]</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 <text:a xlink:type="simple" xlink:href="http://www.jython.org/">ython</text:a> 2.2.1</text:p>
            <text:p text:style-name="Table_20_Contents">[not available in the standard and professional edition]</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standard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text:soft-page-break/>[not available in the standard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standard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3.6.1.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3.6.1.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Text_20_body" style:display-name="Text body" style:family="paragraph" style:parent-style-name="Standard" style:class="text">
      <style:paragraph-properties fo:margin-top="0.1374in" fo:margin-bottom="0.1374in" style:shadow="none"/>
      <style:text-properties style:font-name="Verdana" style:language-asian="zh" style:country-asian="TW"/>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default-outline-level="1">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72in" fo:margin-bottom="0.1575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Heading_20_3" style:display-name="Heading 3" style:family="paragraph" style:parent-style-name="Heading" style:next-style-name="Text_20_body_20_indent" style:class="text">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ext"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9-04-24T19:15:47.29</dc:date>
    <meta:editing-cycles>33</meta:editing-cycles>
    <meta:editing-duration>PT00H50M45S</meta:editing-duration>
    <meta:document-statistic meta:table-count="4" meta:image-count="19" meta:object-count="0" meta:page-count="29" meta:paragraph-count="281" meta:word-count="2397" meta:character-count="17225"/>
    <meta:user-defined meta:name="Info 1"/>
    <meta:user-defined meta:name="Info 2"/>
    <meta:user-defined meta:name="Info 3"/>
    <meta:user-defined meta:name="Info 4"/>
  </office:meta>
</office:document-meta>
</file>